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800000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0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13cm" fo:text-indent="-0.635cm" fo:margin-left="9.013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. 11 :<text:span text:style-name="T1"> <text:s/>Environnement de l'entreprise</text:span></text:p>
      <text:p text:style-name="P7"/>
      <text:p text:style-name="P7"/>
      <text:p text:style-name="P6">TD :</text:p>
      <text:p text:style-name="P6"/>
      <text:p text:style-name="P5">1 -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s PESTEL</text:p>
          </table:table-cell>
          <table:table-cell table:style-name="Tableau1.B1" office:value-type="string">
            <text:p text:style-name="P1">Descriptif</text:p>
          </table:table-cell>
        </table:table-row>
        <table:table-row>
          <table:table-cell table:style-name="Tableau1.A2" office:value-type="string">
            <text:p text:style-name="P1">P</text:p>
          </table:table-cell>
          <table:table-cell table:style-name="Tableau1.B2" office:value-type="string">
            <text:p text:style-name="P1">Aide de l'Etat accession propriété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B2" office:value-type="string">
            <text:p text:style-name="P1">Taux d'intérêts</text:p>
          </table:table-cell>
        </table:table-row>
        <table:table-row>
          <table:table-cell table:style-name="Tableau1.A2" office:value-type="string">
            <text:p text:style-name="P1">S</text:p>
          </table:table-cell>
          <table:table-cell table:style-name="Tableau1.B2" office:value-type="string">
            <text:p text:style-name="P1">Être proprio de son logement, doc 6</text:p>
          </table:table-cell>
        </table:table-row>
        <table:table-row>
          <table:table-cell table:style-name="Tableau1.A2" office:value-type="string">
            <text:p text:style-name="P1">T</text:p>
          </table:table-cell>
          <table:table-cell table:style-name="Tableau1.B2" office:value-type="string">
            <text:p text:style-name="P1">Doc 5</text:p>
          </table:table-cell>
        </table:table-row>
        <table:table-row>
          <table:table-cell table:style-name="Tableau1.A2" office:value-type="string">
            <text:p text:style-name="P1">E</text:p>
          </table:table-cell>
          <table:table-cell table:style-name="Tableau1.B2" office:value-type="string">
            <text:p text:style-name="P1">diminuer empreinte énergétique et carbone des logements</text:p>
          </table:table-cell>
        </table:table-row>
        <table:table-row>
          <table:table-cell table:style-name="Tableau1.A2" office:value-type="string">
            <text:p text:style-name="P1">L</text:p>
          </table:table-cell>
          <table:table-cell table:style-name="Tableau1.B2" office:value-type="string">
            <text:p text:style-name="P1">Construire maisons dans les normes</text:p>
          </table:table-cell>
        </table:table-row>
      </table:table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Opportunités</text:p>
          </table:table-cell>
          <table:table-cell table:style-name="Tableau2.B1" office:value-type="string">
            <text:p text:style-name="P1">Menaces</text:p>
          </table:table-cell>
        </table:table-row>
        <table:table-row>
          <table:table-cell table:style-name="Tableau2.A2" office:value-type="string">
            <text:p text:style-name="P1">P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E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S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T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E</text:p>
          </table:table-cell>
          <table:table-cell table:style-name="Tableau2.B2" office:value-type="string">
            <text:p text:style-name="P1">E</text:p>
          </table:table-cell>
        </table:table-row>
        <table:table-row>
          <table:table-cell table:style-name="Tableau2.A2" office:value-type="string">
            <text:p text:style-name="P1">L</text:p>
          </table:table-cell>
          <table:table-cell table:style-name="Tableau2.B2" office:value-type="string">
            <text:p text:style-name="P1">L</text:p>
          </table:table-cell>
        </table:table-row>
      </table:table>
      <text:p text:style-name="P5"/>
      <text:p text:style-name="P5">Pour le E et L ça dépendra de la situation actuelle et des prévisions de Bouygues</text:p>
      <text:p text:style-name="P5"/>
      <text:p text:style-name="P5">Question 2 p.62 :</text:p>
      <text:p text:style-name="P5"/>
      <text:p text:style-name="P5">L'innovation est la mise en œuvre de biens ou de services nouveaux ou améliorés.</text:p>
      <text:p text:style-name="P5">Bouyges Immobilier met en place plusieurs innovations concernant leur impact sur l'environnement ainsi que des nouvelles technologies intégrées à leur logements. En plus de proposé des maisons individuelles. Ce qui va permettre de jouer sur le côté environnemental, social et technologique.</text:p>
      <text:p text:style-name="P5"/>
      <text:p text:style-name="P3">Ce qu'il faut retenir :</text:p>
      <text:p text:style-name="P3"/>
      <text:p text:style-name="P4">Le concept d'environnement de l'entreprise :</text:p>
      <text:p text:style-name="P4"/>
      <text:list xml:id="list7092490814324606175" text:style-name="L1">
        <text:list-item>
          <text:p text:style-name="P10">Définition générale : Ensemble des facteurs extérieurs à l'entreprise et qui ont une influence directe ou indirecte sur l'activité de celle-ci.</text:p>
        </text:list-item>
      </text:list>
      <text:p text:style-name="P5"><text:soft-page-break/></text:p>
      <text:p text:style-name="P5"/>
      <text:p text:style-name="P4">Distinction</text:p>
      <text:p text:style-name="P4"/>
      <text:list xml:id="list8981192383183742759" text:style-name="L2">
        <text:list-item>
          <text:p text:style-name="P11">Macro-environnement : Caractéristiques de l'économie et de la société qui influencent l'entreprise mais sur lesquelles l'entreprise n'a aucune influence</text:p>
          <text:p text:style-name="P11"/>
        </text:list-item>
        <text:list-item>
          <text:p text:style-name="P11">Micro-environnement : Éléments proches de l'entreprise qui ont une influence directe sur celle-ci et sur lesquels, l'entreprise a une influence</text:p>
        </text:list-item>
      </text:list>
      <text:p text:style-name="P5"/>
      <text:p text:style-name="P5"/>
      <text:p text:style-name="P4">Étude macro-environnement</text:p>
      <text:p text:style-name="P4"/>
      <text:list xml:id="list4684666775510802773" text:style-name="L3">
        <text:list-item>
          <text:p text:style-name="P12">Outil : Méthode PESTEL</text:p>
          <text:p text:style-name="P12"/>
        </text:list-item>
        <text:list-item>
          <text:p text:style-name="P12">Intérêt de la méthode : Étude qui permet de mettre en avant 6 influences pouvant constituer des opportunités (favorisent le développement de l'entreprise) ou des menaces (font l'obstacle au développement de l'entreprise)</text:p>
        </text:list-item>
      </text:list>
      <text:p text:style-name="P5"/>
      <text:p text:style-name="P4">Étude micro-environnement</text:p>
      <text:p text:style-name="P4"/>
      <text:list xml:id="list7299731035844687141" text:style-name="L4">
        <text:list-item>
          <text:p text:style-name="P13">Outil : Méthode « Les 5 forces de PORTER »</text:p>
          <text:p text:style-name="P13"/>
        </text:list-item>
        <text:list-item>
          <text:p text:style-name="P13">Identification des 5 forces :</text:p>
        </text:list-item>
      </text:list>
      <text:list xml:id="list1816570952582353026" text:style-name="L5">
        <text:list-item>
          <text:p text:style-name="P14">Les nouveaux entrants</text:p>
        </text:list-item>
        <text:list-item>
          <text:p text:style-name="P14">Les produits de substitutions</text:p>
        </text:list-item>
        <text:list-item>
          <text:p text:style-name="P14">Pouvoir de négociation des fournisseurs</text:p>
        </text:list-item>
        <text:list-item>
          <text:p text:style-name="P14">Pouvoir de négociation des clients</text:p>
        </text:list-item>
        <text:list-item>
          <text:p text:style-name="P14">Intensité concurrentielle du marché</text:p>
        </text:list-item>
      </text:list>
      <text:p text:style-name="P5"/>
      <text:p text:style-name="P5"/>
      <text:p text:style-name="P6">II – Impact de l'environnement sur l'entreprise</text:p>
      <text:p text:style-name="P6"/>
      <text:p text:style-name="P4">Impact de l'étude de l'environnement</text:p>
      <text:p text:style-name="P4"/>
      <text:list xml:id="list2628653802062611083" text:style-name="L6">
        <text:list-item>
          <text:p text:style-name="P15">Intérêt de l'étude : Identifier les éléments extérieurs qui constituent des opportunités (favorisent le développement de l'entreprise) ou des menaces (font obstacle au développement de l'entreprise)</text:p>
        </text:list-item>
      </text:list>
      <text:p text:style-name="P5"/>
      <text:p text:style-name="P4">Innovation comme réponse à l'évolution</text:p>
      <text:p text:style-name="P4"/>
      <text:list xml:id="list4983782185599492999" text:style-name="L7">
        <text:list-item>
          <text:p text:style-name="P16">Définition « innovation » : Voir feuille TD</text:p>
          <text:p text:style-name="P16"/>
        </text:list-item>
        <text:list-item>
          <text:p text:style-name="P16">Intérêt de l'innovation : Réduire les effets des évolutions environnementales</text:p>
        </text:list-item>
      </text:list>
      <text:p text:style-name="P4"><text:soft-page-break/>Effet de l'innovation : le renforcement de la compétitivité de l'entreprise</text:p>
      <text:p text:style-name="P4"/>
      <text:list xml:id="list7095499486485120205" text:style-name="L8">
        <text:list-item>
          <text:p text:style-name="P17">Définition « compétitivité » : Aptitude d'une entreprise à faire face à la concurrence (mesuré en parts de marché)</text:p>
        </text:list-item>
      </text:list>
      <text:p text:style-name="P5"/>
      <text:p text:style-name="P4">2 types de compétitivités</text:p>
      <text:p text:style-name="P4"/>
      <text:list xml:id="list2247959825411550897" text:style-name="L9">
        <text:list-item>
          <text:p text:style-name="P18">« Compétitivité-prix » : Capacité à produire des biens et des services à des prix inférieurs à ceux des concurrents pour une qualité équivalente</text:p>
          <text:p text:style-name="P18"/>
        </text:list-item>
        <text:list-item>
          <text:p text:style-name="P18">« Compétitivité-hors prix » : Capacité à imposer ses produits ou services indépendamment de leur prix du fait de la qualité, de l'image de marque ou le mode commercialisation</text:p>
        </text:list-item>
      </text:list>
      <text:p text:style-name="P5"/>
      <text:p text:style-name="P4">Effet de l'innovation : le renforcement du rôle de l'entreprise sur les marchés</text:p>
      <text:p text:style-name="P4"/>
      <text:list xml:id="list1150324700598896144" text:style-name="L10">
        <text:list-item>
          <text:p text:style-name="P19">Théorie : Les grappes de l'innovation</text:p>
          <text:p text:style-name="P19"/>
        </text:list-item>
        <text:list-item>
          <text:p text:style-name="P19">Auteur : Joseph Schumpeter</text:p>
        </text:list-item>
      </text:list>
      <text:p text:style-name="P5"/>
      <text:p text:style-name="P4">Étude théorie</text:p>
      <text:p text:style-name="P4"/>
      <text:list xml:id="list5202525837877677759" text:style-name="L11">
        <text:list-item>
          <text:p text:style-name="P20">Principe : Ensemble des périodes dans lesquelles des innovations ont porté leurs fruits et en ont engendré d'autres. Ainsi, toutes les innovations découlant de la première</text:p>
          <text:p text:style-name="P20"/>
        </text:list-item>
        <text:list-item>
          <text:p text:style-name="P20">Décomposition processus : Chaque grain comporte une phase de prospérité (dev de l'activité), récession (recul de l'activité), dépression(recherche de l'innovation technologique) et reprise (adaptation de l'innovation technologique avant la prospérité)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3-31T15:38:17</meta:creation-date>
    <dc:date>2022-04-27T09:43:54</dc:date>
    <dc:creator>Jordan </dc:creator>
    <meta:editing-duration>PT1H48M13S</meta:editing-duration>
    <meta:editing-cycles>3</meta:editing-cycles>
    <meta:generator>OpenOffice/4.1.7$Unix OpenOffice.org_project/417m1$Build-9800</meta:generator>
    <meta:document-statistic meta:table-count="2" meta:image-count="0" meta:object-count="0" meta:page-count="3" meta:paragraph-count="65" meta:word-count="531" meta:character-count="3365"/>
  </office:meta>
</office:document-meta>
</file>